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italic" officeooo:rsid="000bf3ed" officeooo:paragraph-rsid="000bf3ed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officeooo:rsid="000c6b84" officeooo:paragraph-rsid="000c6b84" style:font-size-asian="17.5pt" style:font-style-asian="normal" style:font-size-complex="20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style="normal" officeooo:rsid="000c6b84" officeooo:paragraph-rsid="000c6b84" style:font-size-asian="17.5pt" style:font-style-asian="normal" style:font-size-complex="20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style="normal" officeooo:rsid="000c6b84" officeooo:paragraph-rsid="000c6b84" style:font-size-asian="8.75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normal" officeooo:rsid="000d9b32" officeooo:paragraph-rsid="000d9b32" style:font-size-asian="8.75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officeooo:rsid="000efdaf" officeooo:paragraph-rsid="000efdaf" style:font-size-asian="8.75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7cm" style:type="right" style:leader-style="solid" style:leader-text="_"/>
        </style:tab-stops>
      </style:paragraph-properties>
      <style:text-properties fo:font-size="10pt" fo:font-style="normal" officeooo:rsid="000efdaf" officeooo:paragraph-rsid="000efdaf" style:font-size-asian="8.75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4.498cm" style:type="right" style:leader-style="solid" style:leader-text="_"/>
          <style:tab-stop style:position="6.496cm" style:type="right" style:leader-style="solid" style:leader-text="_"/>
          <style:tab-stop style:position="8.005cm" style:type="right" style:leader-style="solid" style:leader-text="_"/>
          <style:tab-stop style:position="9.499cm" style:type="right" style:leader-style="solid" style:leader-text="_"/>
        </style:tab-stops>
      </style:paragraph-properties>
      <style:text-properties fo:font-size="10pt" fo:font-weight="normal" officeooo:rsid="00230b0b" officeooo:paragraph-rsid="000efdaf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normal" officeooo:rsid="00230b0b" officeooo:paragraph-rsid="000efdaf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230b0b" officeooo:paragraph-rsid="000efdaf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d9b32"/>
    </style:style>
    <style:style style:name="P12" style:family="paragraph" style:parent-style-name="Standard">
      <style:paragraph-properties fo:text-align="start" style:justify-single-word="false"/>
      <style:text-properties officeooo:paragraph-rsid="000efdaf"/>
    </style:style>
    <style:style style:name="P13" style:family="paragraph" style:parent-style-name="Standard">
      <style:paragraph-properties fo:text-align="start" style:justify-single-word="false"/>
      <style:text-properties officeooo:rsid="000efdaf" officeooo:paragraph-rsid="000efdaf"/>
    </style:style>
    <style:style style:name="P14" style:family="paragraph" style:parent-style-name="Standard">
      <style:paragraph-properties fo:text-align="start" style:justify-single-word="false"/>
      <style:text-properties officeooo:rsid="00107779" officeooo:paragraph-rsid="00107779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fo:font-weight="normal" officeooo:rsid="00230b0b" officeooo:paragraph-rsid="000efdaf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normal" fo:font-weight="bold" officeooo:rsid="000d9b32" style:font-size-asian="8.75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style="normal" officeooo:rsid="000d9b32" style:font-size-asian="8.75pt" style:font-style-asian="normal" style:font-size-complex="10pt" style:font-style-complex="normal"/>
    </style:style>
    <style:style style:name="T4" style:family="text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0230b0b" style:font-size-asian="8.75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0efdaf" style:font-size-asian="8.75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107779" style:font-size-asian="8.75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position="super 58%" fo:font-size="10pt" fo:font-style="normal" fo:font-weight="normal" style:font-size-asian="8.69999980926514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position="super 58%" fo:font-size="10pt" fo:font-style="normal" fo:font-weight="normal" officeooo:rsid="00230b0b" style:font-size-asian="8.69999980926514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position="super 58%" officeooo:rsid="00135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melléklet a 45/2014. (II. 26.) Korm. rendelethez</text:p>
      <text:p text:style-name="P1"/>
      <text:p text:style-name="P2">Fogyasztói Elállási/Felmondási nyilatkozat minta</text:p>
      <text:p text:style-name="P3"/>
      <text:p text:style-name="P4"><text:span text:style-name="T1">Címzett:</text:span> Farmerpiac EV, (4031 Debrecen, Vágóhíd utca 10-12). A terméket nem ide kell küldeni.</text:p>
      <text:p text:style-name="P5"><text:span text:style-name="T1">Telefonszám:</text:span> +36-30/277-01-45</text:p>
      <text:p text:style-name="P11"><text:span text:style-name="T2">Email:</text:span><text:span text:style-name="T3"> elallas@farmerpiac.hu</text:span></text:p>
      <text:p text:style-name="P5"/>
      <text:p text:style-name="P6">Alulírott/ak kijelentem/kijelentjük, hogy gyakorlom/gyakoroljuk elállási/felmondási jogomat/jogunkat az alábbi termék/ek adásvételére vagy az alábbi szolgáltatás nyújtására irányoló szerződés tekintetében<text:span text:style-name="T10">1</text:span>:</text:p>
      <text:p text:style-name="P7"><text:tab/></text:p>
      <text:p text:style-name="P7"><text:tab/></text:p>
      <text:p text:style-name="P7"><text:tab/></text:p>
      <text:p text:style-name="P7"><text:tab/><text:tab/></text:p>
      <text:p text:style-name="P6"/>
      <text:p text:style-name="P6"/>
      <text:p text:style-name="P6">Szerződéskötés időpontja/átvétel időpontja és a vásárláskor kiszállított számla száma:</text:p>
      <text:p text:style-name="P7"><text:tab/></text:p>
      <text:p text:style-name="P7"><text:tab/></text:p>
      <text:p text:style-name="P7"><text:tab/></text:p>
      <text:p text:style-name="P7"><text:tab/></text:p>
      <text:p text:style-name="P6"/>
      <text:p text:style-name="P6"/>
      <text:p text:style-name="P7">A fogyasztó(k) neve:<text:tab/></text:p>
      <text:p text:style-name="P7">A fogyasztó(k) címe:<text:tab/></text:p>
      <text:p text:style-name="P6"/>
      <text:p text:style-name="P8">Kelt:<text:tab/> , <text:tab/>év <text:tab/>hó <text:tab/>nap</text:p>
      <text:p text:style-name="P10"/>
      <text:p text:style-name="P10"/>
      <text:p text:style-name="P9"/>
      <text:p text:style-name="P9"><text:tab/><text:tab/><text:tab/><text:tab/><text:tab/><text:tab/><text:tab/><text:tab/><text:tab/><text:tab/>___________________</text:p>
      <text:p text:style-name="P12"><text:span text:style-name="T5"><text:tab/><text:tab/><text:tab/><text:tab/><text:tab/><text:tab/><text:tab/><text:tab/><text:tab/><text:tab/> <text:s text:c="4"/></text:span><text:span text:style-name="T6">fogyasztó</text:span><text:span text:style-name="T5"> aláírása</text:span></text:p>
      <text:p text:style-name="P15"/>
      <text:p text:style-name="P13"><text:span text:style-name="T9">1</text:span><text:span text:style-name="T5"> </text:span><text:span text:style-name="T4">Itt szükséges a szerződés tárgyául szolgáló termék vagy </text:span><text:span text:style-name="T7">szolgáltatás megjelölésére, például cikkszám és/vagy megnevezés</text:span></text:p>
      <text:p text:style-name="P14"><text:span text:style-name="T8">2</text:span><text:span text:style-name="T7"> </text:span><text:span text:style-name="T4">A megfelelő megjelöndelő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4:32:39.324861633</meta:creation-date>
    <meta:generator>LibreOffice/6.4.4.2$Linux_X86_64 LibreOffice_project/40$Build-2</meta:generator>
    <dc:date>2020-06-12T15:07:29.749476054</dc:date>
    <meta:editing-duration>PT17M29S</meta:editing-duration>
    <meta:editing-cycles>6</meta:editing-cycles>
    <meta:document-statistic meta:table-count="0" meta:image-count="0" meta:object-count="0" meta:page-count="1" meta:paragraph-count="22" meta:word-count="90" meta:character-count="822" meta:non-whitespace-character-count="706"/>
  </office:meta>
</office:document-meta>
</file>